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111111" style:font-name="Open Sans" fo:font-size="16.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4b56c0"/>
    </style:style>
    <style:style style:name="P6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rsid="0048da6d" officeooo:paragraph-rsid="0048da6d"/>
    </style:style>
    <style:style style:name="P7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000000" style:font-name="Roboto" fo:font-size="12.75pt" fo:letter-spacing="normal" fo:font-style="normal" fo:font-weight="normal"/>
    </style:style>
    <style:style style:name="P8" style:family="paragraph" style:parent-style-name="Preformatted_20_Text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9" style:family="paragraph" style:parent-style-name="Preformatted_20_Text">
      <loext:graphic-properties draw:fill="solid" draw:fill-color="#eff0f1" draw:opacity="100%"/>
      <style:paragraph-properties fo:margin-top="0cm" fo:margin-bottom="0.247cm" loext:contextual-spacing="false" fo:text-align="start" style:justify-single-word="false" fo:orphans="2" fo:widows="2" fo:background-color="#eff0f1" fo:padding="0cm" fo:border="none"/>
    </style:style>
    <style:style style:name="P10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4ccba7" officeooo:paragraph-rsid="004ccba7" fo:background-color="#eeeeee"/>
    </style:style>
    <style:style style:name="P11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2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46bbf9" officeooo:paragraph-rsid="0046bbf9" fo:background-color="#eeeeee"/>
    </style:style>
    <style:style style:name="P13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47dbd8" officeooo:paragraph-rsid="0047dbd8" fo:background-color="#eeeeee"/>
    </style:style>
    <style:style style:name="P14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rsid="0047dbd8" officeooo:paragraph-rsid="0047dbd8"/>
    </style:style>
    <style:style style:name="P15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16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7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18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9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T1" style:family="text">
      <style:text-properties fo:font-variant="normal" fo:text-transform="none" fo:color="#212529" style:font-name="SFMono-Regular" fo:font-size="10.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color="#000000" style:font-name="Menlo" fo:font-size="10.5pt" fo:background-color="transparent" loext:char-shading-value="0" loext:padding="0cm" loext:border="none"/>
    </style:style>
    <style:style style:name="T3" style:family="text">
      <style:text-properties fo:color="#000000" style:font-name="Menlo" fo:font-size="10.5pt" officeooo:rsid="004b56c0" fo:background-color="transparent" loext:char-shading-value="0" loext:padding="0cm" loext:border="none"/>
    </style:style>
    <style:style style:name="T4" style:family="text">
      <style:text-properties officeooo:rsid="004b56c0"/>
    </style:style>
    <style:style style:name="T5" style:family="text">
      <style:text-properties fo:color="#212529" style:font-name="SFMono-Regular" fo:font-size="10.5pt" fo:background-color="#eff0f1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1. Переустановить операционную систему, подключить репозиторий Docker.</text:h>
      <text:p text:style-name="P11"/>
      <text:p text:style-name="P11"/>
      <text:h text:style-name="P1" text:outline-level="3">2. Запустить контейнер с Ubuntu.</text:h>
      <text:p text:style-name="P4"/>
      <text:p text:style-name="P4"/>
      <text:p text:style-name="P4"/>
      <text:h text:style-name="P1" text:outline-level="3">3. * Используя Dockerfile, собрать связку nginx + PHP-FPM в одном контейнере.</text:h>
      <text:p text:style-name="P4"/>
      <text:p text:style-name="P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16T21:20:09.034289501</dc:date>
    <meta:editing-duration>PT5H4M32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4" meta:character-count="179" meta:non-whitespace-character-count="158"/>
  </office:meta>
</office:document-meta>
</file>